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9T15:36:16.42</dc:date>
    <dc:creator>James Lombardi</dc:creator>
    <meta:editing-duration>PT20H30M51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11" meta:paragraph-count="364" meta:word-count="3606" meta:character-count="17747"/>
  </office:meta>
</office:document-meta>
</file>